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ro14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8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90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90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90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1">
            <calcext:condition calcext:apply-style-name="Error" calcext:value="duplicate" calcext:base-cell-address="list.B3"/>
          </calcext:conditional-format>
          <calcext:conditional-format calcext:target-range-address="list.C3:list.C31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5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2"/>
          <table:covered-table-cell table:style-name="ce152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52" table:number-columns-repeated="2"/>
          <table:table-cell table:style-name="ce152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52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/>
          <table:table-cell table:style-name="ce152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52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52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5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5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4">
          <table:table-cell table:style-name="ce147" office:value-type="string" calcext:value-type="string">
            <text:p>Teemo Soft</text:p>
          </table:table-cell>
          <table:table-cell table:style-name="ce152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52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5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6"/>
          <table:table-cell table:style-name="ce156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8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4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8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0:list.C291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0:15:20.34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0T11:24:56.542000000</dc:date>
    <meta:editing-duration>P2DT12H41M26S</meta:editing-duration>
    <meta:editing-cycles>1005</meta:editing-cycles>
    <meta:document-statistic meta:table-count="4" meta:cell-count="330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